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9000001326E57CC1D06B360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Univers Condensed (W1)" svg:font-family="'Univers Condensed (W1)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7.24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34cm" fo:min-width="0.7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svg:stroke-color="#000000" draw:fill-color="#00ffff" draw:textarea-horizontal-align="justify" draw:textarea-vertical-align="middle" draw:auto-grow-height="false" fo:min-height="1.55cm" fo:min-width="2.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808080" draw:fill-color="#00ffff" draw:opacity="50%" draw:textarea-horizontal-align="justify" draw:textarea-vertical-align="middle" draw:auto-grow-height="false" fo:min-height="1.15cm" fo:min-width="1.9cm"/>
    </style:style>
    <style:style style:name="gr7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svg:stroke-color="#666666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-color="#e8e8e8" draw:textarea-horizontal-align="justify" draw:textarea-vertical-align="middle" draw:auto-grow-height="false" fo:min-height="1.55cm" fo:min-width="2.7cm"/>
    </style:style>
    <style:style style:name="gr10" style:family="graphic" style:parent-style-name="standard">
      <style:graphic-properties svg:stroke-color="#000000" draw:fill-color="#c2e0ae" draw:textarea-horizontal-align="justify" draw:textarea-vertical-align="middle" draw:auto-grow-height="false" fo:min-height="1.55cm" fo:min-width="2.7cm"/>
    </style:style>
    <style:style style:name="gr11" style:family="graphic" style:parent-style-name="standard">
      <style:graphic-properties svg:stroke-color="#808080" draw:fill-color="#c2e0ae" draw:textarea-horizontal-align="justify" draw:textarea-vertical-align="middle" draw:auto-grow-height="false" fo:min-height="1.15cm" fo:min-width="1.9cm"/>
    </style:style>
    <style:style style:name="gr12" style:family="graphic" style:parent-style-name="standard">
      <style:graphic-properties draw:stroke="none" draw:fill-color="#bce4e5" draw:opacity="100%" draw:textarea-horizontal-align="justify" draw:textarea-vertical-align="middle" draw:auto-grow-height="false" fo:min-height="0.472cm" fo:min-width="2.022cm"/>
    </style:style>
    <style:style style:name="gr13" style:family="graphic" style:parent-style-name="standard">
      <style:graphic-properties draw:stroke="none" draw:fill-color="#fff685" draw:textarea-horizontal-align="justify" draw:textarea-vertical-align="middle" draw:auto-grow-height="false" fo:min-height="0.834cm" fo:min-width="1.984cm"/>
    </style:style>
    <style:style style:name="gr14" style:family="graphic" style:parent-style-name="standard">
      <style:graphic-properties draw:stroke="none" draw:fill-color="#fdc578" draw:opacity="100%" draw:textarea-horizontal-align="justify" draw:textarea-vertical-align="middle" draw:auto-grow-height="false" fo:min-height="0.472cm" fo:min-width="2.022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draw:fill="none" fo:min-height="0cm"/>
    </style:style>
    <style:style style:name="gr17" style:family="graphic" style:parent-style-name="standard">
      <style:graphic-properties draw:stroke="none" draw:fill="none" fo:min-height="0.35cm"/>
    </style:style>
    <style:style style:name="gr18" style:family="graphic" style:parent-style-name="standard">
      <style:graphic-properties draw:stroke="dash" draw:stroke-dash="_32__20_Dots_20_1_20_Dash" svg:stroke-color="#000000" draw:fill-color="#eeeeee" draw:textarea-horizontal-align="justify" draw:textarea-vertical-align="middle" draw:auto-grow-height="false" fo:min-height="5.95cm" fo:min-width="1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12.639cm"/>
    </style:style>
    <style:style style:name="gr20" style:family="graphic" style:parent-style-name="standard">
      <style:graphic-properties draw:stroke="none" draw:fill-color="#fdc578" draw:opacity="100%" draw:textarea-horizontal-align="justify" draw:textarea-vertical-align="middle" draw:auto-grow-height="false" fo:min-height="0.472cm" fo:min-width="1.422cm"/>
    </style:style>
    <style:style style:name="gr21" style:family="graphic" style:parent-style-name="standard">
      <style:graphic-properties svg:stroke-color="#000000" draw:fill-color="#fff685" draw:textarea-horizontal-align="justify" draw:textarea-vertical-align="middle" draw:auto-grow-height="false" fo:min-height="2.35cm" fo:min-width="0.7cm"/>
    </style:style>
    <style:style style:name="gr22" style:family="graphic" style:parent-style-name="standard">
      <style:graphic-properties svg:stroke-color="#000000" draw:fill-color="#ffdaa2" draw:textarea-horizontal-align="justify" draw:textarea-vertical-align="middle" draw:auto-grow-height="false" fo:min-height="2.35cm" fo:min-width="0.7cm"/>
    </style:style>
    <style:style style:name="gr23" style:family="graphic" style:parent-style-name="standard">
      <style:graphic-properties draw:stroke="dash" draw:stroke-dash="Ultrafine_20_2_20_Dots_20_3_20_Dashes" svg:stroke-color="#000000" draw:fill-color="#e8e8e8" draw:opacity="12%" draw:textarea-horizontal-align="justify" draw:textarea-vertical-align="middle" draw:auto-grow-height="false" fo:min-height="5.35cm" fo:min-width="6cm"/>
    </style:style>
    <style:style style:name="gr24" style:family="graphic" style:parent-style-name="objectwithoutfill">
      <style:graphic-properties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0000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052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2.65cm" fo:min-width="2.1cm"/>
    </style:style>
    <style:style style:name="gr29" style:family="graphic" style:parent-style-name="standard">
      <style:graphic-properties svg:stroke-color="#000000" draw:fill-color="#dddddd" draw:textarea-horizontal-align="justify" draw:textarea-vertical-align="middle" draw:auto-grow-height="false" fo:min-height="1.306cm" fo:min-width="1.056cm"/>
    </style:style>
    <style:style style:name="gr30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svg:stroke-width="0.04cm" svg:stroke-color="#808080" draw:marker-start-width="0.26cm" draw:marker-end-width="0.26cm" draw:fill="solid" draw:fill-color="#eeeeee" draw:textarea-horizontal-align="justify" draw:textarea-vertical-align="middle" draw:auto-grow-height="false" fo:min-height="0.377cm" fo:min-width="0.61cm" fo:padding-top="0.145cm" fo:padding-bottom="0.145cm" fo:padding-left="0.27cm" fo:padding-right="0.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17.388cm"/>
    </style:style>
    <style:style style:name="gr3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5.312cm" fo:min-width="5.872cm" fo:padding-top="0.139cm" fo:padding-bottom="0.139cm" fo:padding-left="0.264cm" fo:padding-right="0.264cm"/>
    </style:style>
    <style:style style:name="gr34" style:family="graphic" style:parent-style-name="standard">
      <style:graphic-properties svg:stroke-color="#1c1c1c" draw:fill-color="#111111" draw:textarea-horizontal-align="justify" draw:textarea-vertical-align="middle" draw:auto-grow-height="false" fo:min-height="0.112cm" fo:min-width="0.601cm"/>
    </style:style>
    <style:style style:name="gr35" style:family="graphic" style:parent-style-name="standard">
      <style:graphic-properties draw:stroke="none" draw:fill="none" fo:min-height="0.713cm"/>
    </style:style>
    <style:style style:name="gr36" style:family="graphic" style:parent-style-name="Objet_20_sans_20_remplissage_20_et_20_sans_20_ligne">
      <style:graphic-properties draw:stroke="none" draw:marker-end="Dimension_20_Lines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color="#1c1c1c" draw:fill-color="#ff00cc" draw:textarea-horizontal-align="justify" draw:textarea-vertical-align="middle" draw:auto-grow-height="false" fo:min-height="0.112cm" fo:min-width="0.60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39" style:family="graphic" style:parent-style-name="standard">
      <style:graphic-properties svg:stroke-color="#1c1c1c" draw:fill-color="#ff3333" draw:textarea-horizontal-align="justify" draw:textarea-vertical-align="middle" draw:auto-grow-height="false" fo:min-height="0.112cm" fo:min-width="0.601cm"/>
    </style:style>
    <style:style style:name="gr40" style:family="graphic" style:parent-style-name="objectwithoutfill">
      <style:graphic-properties draw:stroke="solid" svg:stroke-width="0.05cm" draw:marker-start-width="0cm" draw:marker-end-width="0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0.514cm"/>
    </style:style>
    <style:style style:name="gr4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0.488cm"/>
    </style:style>
    <style:style style:name="gr43" style:family="graphic" style:parent-style-name="objectwithoutfill">
      <style:graphic-properties draw:stroke="solid" svg:stroke-width="0.081cm" draw:marker-start-width="0.046cm" draw:marker-end-width="0.046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2.068cm"/>
    </style:style>
    <style:style style:name="gr45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46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1.052cm" fo:min-width="0.002cm" fo:padding-top="0.145cm" fo:padding-bottom="0.145cm" fo:padding-left="0.27cm" fo:padding-right="0.27cm"/>
    </style:style>
    <style:style style:name="gr47" style:family="graphic" style:parent-style-name="standard">
      <style:graphic-properties draw:fill="none" draw:textarea-vertical-align="middle" draw:auto-grow-height="false" fo:min-height="3.7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4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53" style:family="graphic" style:parent-style-name="standard">
      <style:graphic-properties svg:stroke-color="#000000" draw:fill-color="#eeeeee" draw:textarea-horizontal-align="justify" draw:textarea-vertical-align="middle" draw:auto-grow-height="false" fo:min-height="2.65cm" fo:min-width="1.2cm"/>
    </style:style>
    <style:style style:name="gr54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1.9cm"/>
    </style:style>
    <style:style style:name="gr55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</style:style>
    <style:style style:name="gr58" style:family="graphic" style:parent-style-name="objectwithoutfill">
      <style:graphic-properties draw:stroke="solid" draw:stroke-dash="Ultrafine_20_2_20_Dots_20_3_20_Dashes" svg:stroke-width="0.106cm" svg:stroke-color="#000000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59" style:family="graphic" style:parent-style-name="objectwithoutfill">
      <style:graphic-properties draw:stroke="dash" draw:stroke-dash="Fine_20_Dashed" svg:stroke-width="0.035cm" svg:stroke-color="#333333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67cm"/>
    </style:style>
    <style:style style:name="gr61" style:family="graphic" style:parent-style-name="standard">
      <style:graphic-properties svg:stroke-color="#000000" draw:fill-color="#eeeeee" draw:textarea-horizontal-align="justify" draw:textarea-vertical-align="middle" draw:auto-grow-height="false" fo:min-height="2.65cm" fo:min-width="1.7cm"/>
    </style:style>
    <style:style style:name="gr62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0cm"/>
    </style:style>
    <style:style style:name="gr63" style:family="graphic" style:parent-style-name="standard">
      <style:graphic-properties svg:stroke-color="#000000" draw:fill="solid" draw:fill-color="#d0d0d0" draw:textarea-horizontal-align="justify" draw:textarea-vertical-align="middle" draw:auto-grow-height="false" fo:min-height="0.15cm" fo:min-width="0.8cm" draw:shadow="hidden"/>
    </style:style>
    <style:style style:name="gr64" style:family="graphic" style:parent-style-name="standard">
      <style:graphic-properties draw:stroke="dash" draw:stroke-dash="Fine_20_Dashed" svg:stroke-color="#000000" draw:fill-color="#eeeeee" draw:opacity="30%" draw:textarea-horizontal-align="justify" draw:textarea-vertical-align="middle" draw:auto-grow-height="false" fo:min-height="2.65cm" fo:min-width="1.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3333ff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00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ff" draw:opacity="50%"/>
      <style:paragraph-properties fo:text-align="center"/>
      <style:text-properties fo:color="#666666"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color="#666666"/>
    </style:style>
    <style:style style:name="P9" style:family="paragraph">
      <loext:graphic-properties draw:fill-color="#e8e8e8"/>
      <style:paragraph-properties fo:text-align="center"/>
    </style:style>
    <style:style style:name="P10" style:family="paragraph">
      <loext:graphic-properties draw:fill-color="#c2e0ae"/>
      <style:paragraph-properties fo:text-align="center"/>
    </style:style>
    <style:style style:name="P11" style:family="paragraph">
      <loext:graphic-properties draw:fill-color="#c2e0ae"/>
      <style:paragraph-properties fo:text-align="center"/>
      <style:text-properties fo:color="#666666" fo:font-size="13pt"/>
    </style:style>
    <style:style style:name="P12" style:family="paragraph">
      <loext:graphic-properties draw:fill-color="#bce4e5" draw:opacity="100%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685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dc578" draw:opacity="100%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/>
      <style:text-properties fo:font-weight="bold" style:font-weight-asian="bold" style:font-weight-complex="bold"/>
    </style:style>
    <style:style style:name="P18" style:family="paragraph">
      <loext:graphic-properties draw:fill-color="#eeeeee"/>
      <style:paragraph-properties fo:text-align="center"/>
    </style:style>
    <style:style style:name="P19" style:family="paragraph">
      <loext:graphic-properties draw:fill-color="#fff685"/>
      <style:paragraph-properties fo:text-align="center"/>
    </style:style>
    <style:style style:name="P20" style:family="paragraph">
      <loext:graphic-properties draw:fill-color="#ffdaa2"/>
      <style:paragraph-properties fo:text-align="center"/>
    </style:style>
    <style:style style:name="P21" style:family="paragraph">
      <loext:graphic-properties draw:fill-color="#e8e8e8" draw:opacity="12%"/>
      <style:paragraph-properties fo:text-align="center"/>
      <style:text-properties fo:font-size="12pt" style:font-size-asian="18pt" style:font-size-complex="18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ff0000" style:font-name="Cambria" fo:font-size="14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eeeeee"/>
      <style:paragraph-properties fo:text-align="center"/>
      <style:text-properties fo:font-size="12pt" style:font-size-asian="18pt" style:font-size-complex="18pt"/>
    </style:style>
    <style:style style:name="P26" style:family="paragraph">
      <loext:graphic-properties draw:fill-color="#dddddd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text-indent="0cm"/>
      <style:text-properties fo:color="#ff0000" style:font-name="Cambria" fo:font-size="22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P28" style:family="paragraph">
      <loext:graphic-properties draw:fill="solid" draw:fill-color="#eeeeee"/>
      <style:paragraph-properties fo:text-align="center"/>
      <style:text-properties style:font-name="Cambria"/>
    </style:style>
    <style:style style:name="P29" style:family="paragraph">
      <loext:graphic-properties draw:fill-color="#ffffff"/>
      <style:paragraph-properties fo:text-align="center"/>
      <style:text-properties fo:font-size="18pt"/>
    </style:style>
    <style:style style:name="P30" style:family="paragraph">
      <loext:graphic-properties draw:fill-color="#111111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3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ff00cc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33" style:family="paragraph">
      <loext:graphic-properties draw:fill="none" draw:fill-color="#ffffff"/>
      <style:text-properties fo:color="#666666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-color="#ff3333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fo:color="#666666" style:font-name="Cambria" fo:font-size="14pt" fo:font-weight="bold" style:font-name-asian="Univers Condensed (W1)" style:font-size-asian="18pt" style:font-name-complex="Univers Condensed (W1)" style:font-size-complex="18pt"/>
    </style:style>
    <style:style style:name="P36" style:family="paragraph">
      <style:paragraph-properties fo:text-align="center"/>
      <style:text-properties style:font-name="Cambria"/>
    </style:style>
    <style:style style:name="P37" style:family="paragraph">
      <loext:graphic-properties draw:fill="solid" draw:fill-color="#ffffff"/>
      <style:paragraph-properties fo:text-align="center"/>
      <style:text-properties style:font-name="Cambria"/>
    </style:style>
    <style:style style:name="P38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39" style:family="paragraph">
      <loext:graphic-properties draw:fill="none" draw:fill-color="#ffffff"/>
      <style:text-properties fo:color="#939393" fo:font-size="14pt"/>
    </style:style>
    <style:style style:name="P40" style:family="paragraph">
      <loext:graphic-properties draw:fill="none" draw:fill-color="#ffffff"/>
      <style:text-properties fo:font-size="14pt"/>
    </style:style>
    <style:style style:name="P41" style:family="paragraph">
      <loext:graphic-properties draw:fill="none" draw:fill-color="#ffffff"/>
      <style:text-properties fo:font-size="12pt"/>
    </style:style>
    <style:style style:name="P42" style:family="paragraph">
      <loext:graphic-properties draw:fill="none" draw:fill-color="#ffffff"/>
      <style:text-properties fo:font-size="10pt" fo:font-style="italic" fo:font-weight="normal" style:font-weight-asian="bold" style:font-weight-complex="bold"/>
    </style:style>
    <style:style style:name="P43" style:family="paragraph">
      <loext:graphic-properties draw:fill="solid" draw:fill-color="#d0d0d0"/>
      <style:paragraph-properties fo:text-align="center"/>
    </style:style>
    <style:style style:name="P44" style:family="paragraph">
      <loext:graphic-properties draw:fill-color="#eeeeee" draw:opacity="30%"/>
      <style:paragraph-properties fo:text-align="center"/>
      <style:text-properties fo:color="#666666" fo:font-size="12pt" style:font-size-asian="18pt" style:font-size-complex="18pt"/>
    </style:style>
    <style:style style:name="P45" style:family="paragraph">
      <loext:graphic-properties draw:fill="none" draw:fill-color="#ffffff"/>
      <style:text-properties fo:color="#007ffe" fo:font-size="14pt" fo:font-weight="bold" style:font-weight-asian="bold" style:font-weight-complex="bold"/>
    </style:style>
    <style:style style:name="T1" style:family="text">
      <style:text-properties fo:color="#3333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666666" fo:font-size="14pt" style:font-size-asian="14pt" style:font-size-complex="14pt"/>
    </style:style>
    <style:style style:name="T3" style:family="text">
      <style:text-properties fo:color="#666666" fo:font-size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-33% 58%" fo:font-weight="bold" style:font-weight-asian="bold" style:font-weight-complex="bold"/>
    </style:style>
    <style:style style:name="T7" style:family="text">
      <style:text-properties style:text-position="0% 100%"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8" style:family="text">
      <style:text-properties fo:color="#ff0000" style:font-name="Cambria" fo:font-size="14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T9" style:family="text">
      <style:text-properties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color="#ff0000" style:font-name="Cambria" fo:font-size="22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T1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666666" style:font-name="Cambria" fo:font-size="14pt" fo:font-weight="bold" style:font-name-asian="Univers Condensed (W1)" style:font-size-asian="18pt" style:font-name-complex="Univers Condensed (W1)" style:font-size-complex="18pt"/>
    </style:style>
    <style:style style:name="T15" style:family="text">
      <style:text-properties style:text-position="-33% 58%" fo:font-size="18pt" style:font-size-asian="18pt" style:font-size-complex="18pt"/>
    </style:style>
    <style:style style:name="T16" style:family="text">
      <style:text-properties style:text-position="-33% 58%"/>
    </style:style>
    <style:style style:name="T17" style:family="text">
      <style:text-properties fo:font-size="14pt" fo:font-weight="bold" style:font-weight-asian="bold" style:font-weight-complex="bold"/>
    </style:style>
    <style:style style:name="T18" style:family="text">
      <style:text-properties fo:color="#939393" fo:font-size="14pt"/>
    </style:style>
    <style:style style:name="T19" style:family="text">
      <style:text-properties fo:font-size="14pt"/>
    </style:style>
    <style:style style:name="T20" style:family="text">
      <style:text-properties fo:font-size="12pt"/>
    </style:style>
    <style:style style:name="T21" style:family="text">
      <style:text-properties fo:font-size="10pt" fo:font-style="italic" fo:font-weight="normal" style:font-weight-asian="bold" style:font-weight-complex="bold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color="#666666" fo:font-size="12pt" fo:font-weight="bold" style:font-size-asian="18pt" style:font-weight-asian="bold" style:font-size-complex="18pt" style:font-weight-complex="bold"/>
    </style:style>
    <style:style style:name="T24" style:family="text">
      <style:text-properties fo:color="#666666" fo:font-size="12pt" style:font-size-asian="18pt" style:font-size-complex="18pt"/>
    </style:style>
    <style:style style:name="T25" style:family="text">
      <style:text-properties fo:color="#666666" fo:font-size="9pt" fo:font-weight="normal" style:font-size-asian="9pt" style:font-weight-asian="normal" style:font-size-complex="9pt" style:font-weight-complex="normal"/>
    </style:style>
    <style:style style:name="T26" style:family="text">
      <style:text-properties fo:color="#007ffe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745cm" svg:height="2.461cm" svg:x="0.37cm" svg:y="0.406cm">
          <draw:text-box>
            <text:p><text:span text:style-name="T1">AUTOMATIQUE</text:span></text:p>
          </draw:text-box>
        </draw:frame>
        <draw:custom-shape draw:style-name="gr2" draw:text-style-name="P2" xml:id="id5" draw:id="id5" draw:layer="layout" svg:width="1.8cm" svg:height="1.8cm" svg:x="5cm" svg:y="7.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3" draw:text-style-name="P3" draw:layer="layout" svg:width="0.8cm" svg:height="0.962cm" svg:x="4.9cm" svg:y="7.8cm">
          <draw:text-box>
            <text:p>+</text:p>
          </draw:text-box>
        </draw:frame>
        <draw:frame draw:style-name="gr3" draw:text-style-name="P3" xml:id="id7" draw:id="id7" draw:layer="layout" svg:width="0.8cm" svg:height="0.962cm" svg:x="5.5cm" svg:y="8.4cm">
          <draw:text-box>
            <text:p>-</text:p>
          </draw:text-box>
        </draw:frame>
        <draw:custom-shape draw:style-name="gr4" draw:text-style-name="P5" xml:id="id2" draw:id="id2" draw:layer="layout" svg:width="3.2cm" svg:height="1.8cm" svg:x="15.5cm" svg:y="7.4cm">
          <text:p text:style-name="P4">H(p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3.7cm" svg:y1="8.3cm" svg:x2="15.5cm" svg:y2="8.3cm" draw:start-shape="id1" draw:start-glue-point="1" draw:end-shape="id2" draw:end-glue-point="3" svg:d="M13700 8300h1800" svg:viewBox="0 0 1801 1">
          <text:p/>
        </draw:connector>
        <draw:connector draw:style-name="gr5" draw:text-style-name="P6" draw:layer="layout" svg:x1="18.7cm" svg:y1="8.3cm" svg:x2="20.1cm" svg:y2="8.3cm" draw:start-shape="id2" draw:start-glue-point="1" svg:d="M18700 8300h1400" svg:viewBox="0 0 1401 1">
          <text:p/>
        </draw:connector>
        <draw:custom-shape draw:style-name="gr6" draw:text-style-name="P7" xml:id="id3" draw:id="id3" draw:layer="layout" svg:width="2.4cm" svg:height="1.4cm" svg:x="13.9cm" svg:y="5.2cm">
          <text:p text:style-name="P4"><text:span text:style-name="T2">H’(p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2.4cm" svg:height="1.4cm" svg:x="17.9cm" svg:y="5.2cm">
          <text:p text:style-name="P4"><text:span text:style-name="T2">Sys(p)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16.3cm" svg:y1="5.9cm" svg:x2="17.9cm" svg:y2="5.9cm" draw:start-shape="id3" draw:start-glue-point="1" draw:end-shape="id4" draw:end-glue-point="3" svg:d="M16300 5900h1600" svg:viewBox="0 0 1601 1">
          <text:p/>
        </draw:connector>
        <draw:connector draw:style-name="gr7" draw:text-style-name="P8" draw:layer="layout" svg:x1="12.7cm" svg:y1="5.9cm" svg:x2="13.9cm" svg:y2="5.9cm" draw:end-shape="id3" draw:end-glue-point="3" svg:d="M12700 5900h1200" svg:viewBox="0 0 1201 1">
          <text:p/>
        </draw:connector>
        <draw:connector draw:style-name="gr7" draw:text-style-name="P8" draw:layer="layout" svg:x1="20.3cm" svg:y1="5.9cm" svg:x2="21.3cm" svg:y2="5.9cm" draw:start-shape="id4" draw:start-glue-point="1" svg:d="M20300 5900h1000" svg:viewBox="0 0 1001 1">
          <text:p/>
        </draw:connector>
        <draw:line draw:style-name="gr8" draw:text-style-name="P6" draw:layer="layout" svg:x1="13.9cm" svg:y1="6.6cm" svg:x2="15.5cm" svg:y2="7.4cm">
          <text:p/>
        </draw:line>
        <draw:line draw:style-name="gr8" draw:text-style-name="P6" draw:layer="layout" svg:x1="20.3cm" svg:y1="6.6cm" svg:x2="18.7cm" svg:y2="7.4cm">
          <text:p/>
        </draw:line>
        <draw:custom-shape draw:style-name="gr9" draw:text-style-name="P9" xml:id="id1" draw:id="id1" draw:layer="layout" svg:width="3.2cm" svg:height="1.8cm" svg:x="10.5cm" svg:y="7.4cm">
          <text:p text:style-name="P4">C(p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6.8cm" svg:y1="8.3cm" svg:x2="10.5cm" svg:y2="8.3cm" draw:start-shape="id5" draw:start-glue-point="10" draw:end-shape="id1" draw:end-glue-point="3" svg:d="M6800 8300h3700" svg:viewBox="0 0 3701 1">
          <text:p/>
        </draw:connector>
        <draw:custom-shape draw:style-name="gr10" draw:text-style-name="P10" xml:id="id6" draw:id="id6" draw:layer="layout" svg:width="3.2cm" svg:height="1.8cm" svg:x="12.9cm" svg:y="10.6cm">
          <text:p text:style-name="P4">R(p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2.9cm" svg:y1="11.5cm" svg:x2="5.9cm" svg:y2="9.362cm" draw:start-shape="id6" draw:start-glue-point="3" draw:end-shape="id7" draw:end-glue-point="2" svg:d="M12900 11500h-7000v-2138" svg:viewBox="0 0 7001 2139">
          <text:p/>
        </draw:connector>
        <draw:connector draw:style-name="gr5" draw:text-style-name="P6" draw:layer="layout" draw:line-skew="1.249cm" svg:x1="19.1cm" svg:y1="8.29cm" svg:x2="16.1cm" svg:y2="11.5cm" draw:end-shape="id6" draw:end-glue-point="1" svg:d="M19100 8290v3210h-3000" svg:viewBox="0 0 3001 3211">
          <text:p/>
        </draw:connector>
        <draw:line draw:style-name="gr8" draw:text-style-name="P6" draw:layer="layout" svg:x1="16.1cm" svg:y1="12.4cm" svg:x2="17.5cm" svg:y2="13.2cm">
          <text:p/>
        </draw:line>
        <draw:custom-shape draw:style-name="gr11" draw:text-style-name="P11" xml:id="id9" draw:id="id9" draw:layer="layout" svg:width="2.4cm" svg:height="1.4cm" svg:x="11.5cm" svg:y="13.2cm">
          <text:p text:style-name="P4"><text:span text:style-name="T3">R’(p)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2.4cm" svg:height="1.4cm" svg:x="15.1cm" svg:y="13.2cm">
          <text:p text:style-name="P4"><text:span text:style-name="T3">M(p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3cm" svg:y1="12.4cm" svg:x2="11.5cm" svg:y2="13.2cm">
          <text:p/>
        </draw:line>
        <draw:connector draw:style-name="gr7" draw:text-style-name="P8" draw:layer="layout" svg:x1="15.1cm" svg:y1="13.9cm" svg:x2="13.9cm" svg:y2="13.9cm" draw:start-shape="id8" draw:start-glue-point="3" draw:end-shape="id9" draw:end-glue-point="1" svg:d="M15100 13900h-1200" svg:viewBox="0 0 1201 1">
          <text:p/>
        </draw:connector>
        <draw:connector draw:style-name="gr7" draw:text-style-name="P8" draw:layer="layout" svg:x1="18.7cm" svg:y1="13.9cm" svg:x2="17.5cm" svg:y2="13.9cm" draw:end-shape="id8" draw:end-glue-point="1" svg:d="M18700 13900h-1200" svg:viewBox="0 0 1201 1">
          <text:p/>
        </draw:connector>
        <draw:connector draw:style-name="gr7" draw:text-style-name="P8" draw:layer="layout" svg:x1="11.5cm" svg:y1="13.9cm" svg:x2="10.5cm" svg:y2="13.9cm" draw:start-shape="id9" draw:start-glue-point="3" svg:d="M11500 13900h-1000" svg:viewBox="0 0 1001 1">
          <text:p/>
        </draw:connector>
        <draw:custom-shape draw:style-name="gr12" draw:text-style-name="P12" draw:layer="layout" svg:width="2.6cm" svg:height="0.8cm" svg:x="0.8cm" svg:y="7.9cm">
          <text:p text:style-name="P4"><text:span text:style-name="T4">consig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6cm" svg:height="1.2cm" svg:x="20.3cm" svg:y="7.6cm">
          <text:p text:style-name="P4"><text:span text:style-name="T4">Grandeur</text:span><text:span text:style-name="T4"><text:line-break/></text:span><text:span text:style-name="T4">contrôl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3.6cm" svg:y1="8.3cm" svg:x2="5cm" svg:y2="8.3cm" draw:end-shape="id5" draw:end-glue-point="6" svg:d="M3600 8300h1400" svg:viewBox="0 0 1401 1">
          <text:p/>
        </draw:connector>
        <draw:custom-shape draw:style-name="gr14" draw:text-style-name="P14" draw:layer="layout" svg:width="2.6cm" svg:height="0.8cm" svg:x="7.2cm" svg:y="7.4cm">
          <text:p text:style-name="P4"><text:span text:style-name="T4">err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745cm" svg:height="2.461cm" svg:x="0.37cm" svg:y="0.406cm">
          <draw:text-box>
            <text:p><text:span text:style-name="T1">AUTOMATIQUE</text:span></text:p>
          </draw:text-box>
        </draw:frame>
        <draw:custom-shape draw:style-name="gr2" draw:text-style-name="P2" xml:id="id12" draw:id="id12" draw:layer="layout" svg:width="1.8cm" svg:height="1.8cm" svg:x="5cm" svg:y="7.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3" draw:text-style-name="P3" draw:layer="layout" svg:width="0.8cm" svg:height="0.962cm" svg:x="4.9cm" svg:y="7.8cm">
          <draw:text-box>
            <text:p>+</text:p>
          </draw:text-box>
        </draw:frame>
        <draw:frame draw:style-name="gr3" draw:text-style-name="P3" xml:id="id14" draw:id="id14" draw:layer="layout" svg:width="0.8cm" svg:height="0.962cm" svg:x="5.5cm" svg:y="8.4cm">
          <draw:text-box>
            <text:p>-</text:p>
          </draw:text-box>
        </draw:frame>
        <draw:custom-shape draw:style-name="gr4" draw:text-style-name="P5" xml:id="id11" draw:id="id11" draw:layer="layout" svg:width="3.2cm" svg:height="1.8cm" svg:x="15.5cm" svg:y="7.4cm">
          <text:p text:style-name="P4">A(p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3.7cm" svg:y1="8.3cm" svg:x2="15.5cm" svg:y2="8.3cm" draw:start-shape="id10" draw:start-glue-point="1" draw:end-shape="id11" draw:end-glue-point="3" svg:d="M13700 8300h1800" svg:viewBox="0 0 1801 1">
          <text:p/>
        </draw:connector>
        <draw:connector draw:style-name="gr5" draw:text-style-name="P6" draw:layer="layout" svg:x1="18.7cm" svg:y1="8.3cm" svg:x2="20.1cm" svg:y2="8.3cm" draw:start-shape="id11" draw:start-glue-point="1" svg:d="M18700 8300h1400" svg:viewBox="0 0 1401 1">
          <text:p/>
        </draw:connector>
        <draw:custom-shape draw:style-name="gr9" draw:text-style-name="P9" xml:id="id10" draw:id="id10" draw:layer="layout" svg:width="3.2cm" svg:height="1.8cm" svg:x="10.5cm" svg:y="7.4cm">
          <text:p text:style-name="P4">C(p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6.8cm" svg:y1="8.3cm" svg:x2="10.5cm" svg:y2="8.3cm" draw:start-shape="id12" draw:start-glue-point="10" draw:end-shape="id10" draw:end-glue-point="3" svg:d="M6800 8300h3700" svg:viewBox="0 0 3701 1">
          <text:p/>
        </draw:connector>
        <draw:custom-shape draw:style-name="gr10" draw:text-style-name="P10" xml:id="id13" draw:id="id13" draw:layer="layout" svg:width="3.2cm" svg:height="1.8cm" svg:x="12.9cm" svg:y="10.6cm">
          <text:p text:style-name="P4">B(p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2.9cm" svg:y1="11.5cm" svg:x2="5.9cm" svg:y2="9.362cm" draw:start-shape="id13" draw:start-glue-point="3" draw:end-shape="id14" draw:end-glue-point="2" svg:d="M12900 11500h-7000v-2138" svg:viewBox="0 0 7001 2139">
          <text:p/>
        </draw:connector>
        <draw:connector draw:style-name="gr5" draw:text-style-name="P6" draw:layer="layout" draw:line-skew="1.249cm" svg:x1="19.1cm" svg:y1="8.29cm" svg:x2="16.1cm" svg:y2="11.5cm" draw:end-shape="id13" draw:end-glue-point="1" svg:d="M19100 8290v3210h-3000" svg:viewBox="0 0 3001 3211">
          <text:p/>
        </draw:connector>
        <draw:custom-shape draw:style-name="gr12" draw:text-style-name="P12" draw:layer="layout" svg:width="2.6cm" svg:height="0.8cm" svg:x="1.6cm" svg:y="8.6cm">
          <text:p text:style-name="P4"><text:span text:style-name="T4">consig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6cm" svg:height="1.2cm" svg:x="19.8cm" svg:y="8.8cm">
          <text:p text:style-name="P4"><text:span text:style-name="T4">Grandeur</text:span><text:span text:style-name="T4"><text:line-break/></text:span><text:span text:style-name="T4">contrôl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3.6cm" svg:y1="8.3cm" svg:x2="5cm" svg:y2="8.3cm" draw:end-shape="id12" draw:end-glue-point="6" svg:d="M3600 8300h1400" svg:viewBox="0 0 1401 1">
          <text:p/>
        </draw:connector>
        <draw:custom-shape draw:style-name="gr14" draw:text-style-name="P14" draw:layer="layout" svg:width="2.6cm" svg:height="0.8cm" svg:x="7.2cm" svg:y="8.562cm">
          <text:p text:style-name="P4"><text:span text:style-name="T4">err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2.2cm" svg:height="1.114cm" svg:x="19.653cm" svg:y="7.205cm">
          <draw:text-box>
            <text:p text:style-name="P16"><text:span text:style-name="T5">G</text:span><text:span text:style-name="T6">s</text:span><text:span text:style-name="T5">(p)</text:span></text:p>
          </draw:text-box>
        </draw:frame>
        <draw:frame draw:style-name="gr17" draw:text-style-name="P17" draw:layer="layout" svg:width="2.2cm" svg:height="1.114cm" svg:x="2.4cm" svg:y="7.2cm">
          <draw:text-box>
            <text:p text:style-name="P16"><text:span text:style-name="T5">G</text:span><text:span text:style-name="T6">e</text:span><text:span text:style-name="T5">(p)</text:span></text:p>
          </draw:text-box>
        </draw:frame>
        <draw:frame draw:style-name="gr16" draw:text-style-name="P17" draw:layer="layout" svg:width="2.2cm" svg:height="1.114cm" svg:x="6cm" svg:y="10.4cm">
          <draw:text-box>
            <text:p text:style-name="P16"><text:span text:style-name="T5">G</text:span><text:span text:style-name="T6">m</text:span><text:span text:style-name="T5">(p)</text:span></text:p>
          </draw:text-box>
        </draw:frame>
        <draw:frame draw:style-name="gr16" draw:text-style-name="P17" draw:layer="layout" svg:width="2.2cm" svg:height="1.119cm" svg:x="7cm" svg:y="7cm">
          <draw:text-box>
            <text:p text:style-name="P16"><text:span text:style-name="T7">ε</text:span><text:span text:style-name="T5">(p)</text:span></text:p>
          </draw:text-box>
        </draw:frame>
        <presentation:notes draw:style-name="dp1">
          <office:forms form:automatic-focus="false" form:apply-design-mode="false"/>
          <draw:page-thumbnail draw:style-name="gr15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8" draw:text-style-name="P18" draw:layer="layout" svg:width="15.5cm" svg:height="6.2cm" svg:x="3.5cm" svg:y="6.8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13.139cm" svg:height="2.461cm" svg:x="0.37cm" svg:y="0.406cm">
          <draw:text-box>
            <text:p><text:span text:style-name="T1">AUTOMATIQUE / Asst Num</text:span></text:p>
            <text:p><text:span text:style-name="T1"/></text:p>
          </draw:text-box>
        </draw:frame>
        <draw:custom-shape draw:style-name="gr2" draw:text-style-name="P2" xml:id="id17" draw:id="id17" draw:layer="layout" svg:width="1.8cm" svg:height="1.8cm" svg:x="5.4cm" svg:y="7.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3" draw:text-style-name="P3" draw:layer="layout" svg:width="0.8cm" svg:height="0.962cm" svg:x="5.3cm" svg:y="7.8cm">
          <draw:text-box>
            <text:p>+</text:p>
          </draw:text-box>
        </draw:frame>
        <draw:frame draw:style-name="gr3" draw:text-style-name="P3" xml:id="id20" draw:id="id20" draw:layer="layout" svg:width="0.8cm" svg:height="0.962cm" svg:x="5.9cm" svg:y="8.4cm">
          <draw:text-box>
            <text:p>-</text:p>
          </draw:text-box>
        </draw:frame>
        <draw:custom-shape draw:style-name="gr4" draw:text-style-name="P5" xml:id="id16" draw:id="id16" draw:layer="layout" svg:width="3.2cm" svg:height="1.8cm" svg:x="20.1cm" svg:y="7.4cm">
          <text:p text:style-name="P4">Sys(p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8.8cm" svg:y1="8.3cm" svg:x2="20.1cm" svg:y2="8.3cm" draw:start-shape="id15" draw:start-glue-point="1" draw:end-shape="id16" draw:end-glue-point="3" svg:d="M18800 8300h1300" svg:viewBox="0 0 1301 1">
          <text:p/>
        </draw:connector>
        <draw:connector draw:style-name="gr5" draw:text-style-name="P6" draw:layer="layout" svg:x1="23.3cm" svg:y1="8.3cm" svg:x2="24.7cm" svg:y2="8.3cm" draw:start-shape="id16" draw:start-glue-point="1" svg:d="M23300 8300h1400" svg:viewBox="0 0 1401 1">
          <text:p/>
        </draw:connector>
        <draw:custom-shape draw:style-name="gr9" draw:text-style-name="P9" xml:id="id18" draw:id="id18" draw:layer="layout" svg:width="3.2cm" svg:height="1.8cm" svg:x="10cm" svg:y="7.4cm">
          <text:p text:style-name="P4">C(z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7.2cm" svg:y1="8.3cm" svg:x2="10cm" svg:y2="8.3cm" draw:start-shape="id17" draw:start-glue-point="10" draw:end-shape="id18" draw:end-glue-point="3" svg:d="M7200 8300h2800" svg:viewBox="0 0 2801 1">
          <text:p/>
        </draw:connector>
        <draw:custom-shape draw:style-name="gr10" draw:text-style-name="P10" xml:id="id21" draw:id="id21" draw:layer="layout" svg:width="3.2cm" svg:height="1.8cm" svg:x="19.5cm" svg:y="10.6cm">
          <text:p text:style-name="P4">M(p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0cm" svg:y1="11.5cm" svg:x2="6.3cm" svg:y2="9.362cm" draw:start-shape="id19" draw:start-glue-point="3" draw:end-shape="id20" draw:end-glue-point="2" svg:d="M10000 11500h-3700v-2138" svg:viewBox="0 0 3701 2139">
          <text:p/>
        </draw:connector>
        <draw:connector draw:style-name="gr5" draw:text-style-name="P6" draw:layer="layout" svg:x1="23.3cm" svg:y1="8.3cm" svg:x2="22.7cm" svg:y2="11.5cm" draw:start-shape="id16" draw:start-glue-point="1" draw:end-shape="id21" draw:end-glue-point="1" svg:d="M23300 8300h501v3200h-1101" svg:viewBox="0 0 1102 3201">
          <text:p/>
        </draw:connector>
        <draw:custom-shape draw:style-name="gr12" draw:text-style-name="P12" draw:layer="layout" svg:width="2.6cm" svg:height="0.8cm" svg:x="0.5cm" svg:y="7.9cm">
          <text:p text:style-name="P4"><text:span text:style-name="T4">consig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6cm" svg:height="1.2cm" svg:x="24.9cm" svg:y="7.6cm">
          <text:p text:style-name="P4"><text:span text:style-name="T4">Grandeur</text:span><text:span text:style-name="T4"><text:line-break/></text:span><text:span text:style-name="T4">contrôl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4.8cm" svg:y1="8.3cm" svg:x2="5.4cm" svg:y2="8.3cm" draw:start-shape="id22" draw:start-glue-point="1" draw:end-shape="id17" draw:end-glue-point="6" svg:d="M4800 8300h600" svg:viewBox="0 0 601 1">
          <text:p/>
        </draw:connector>
        <draw:custom-shape draw:style-name="gr20" draw:text-style-name="P14" draw:layer="layout" svg:width="2cm" svg:height="0.8cm" svg:x="7.5cm" svg:y="7.4cm">
          <text:p text:style-name="P4"><text:span text:style-name="T4">err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9" draw:id="id19" draw:layer="layout" svg:width="3.2cm" svg:height="1.8cm" svg:x="10cm" svg:y="10.6cm">
          <text:p text:style-name="P4">R’(z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9.5cm" svg:y1="11.5cm" svg:x2="13.2cm" svg:y2="11.5cm" draw:start-shape="id21" draw:start-glue-point="3" draw:end-shape="id19" draw:end-glue-point="1" svg:d="M19500 11500h-6300" svg:viewBox="0 0 6301 1">
          <text:p/>
        </draw:connector>
        <draw:custom-shape draw:style-name="gr4" draw:text-style-name="P5" xml:id="id23" draw:id="id23" draw:layer="layout" svg:width="3.2cm" svg:height="1.8cm" svg:x="13.8cm" svg:y="7.4cm">
          <text:p text:style-name="P4">H(z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3.2cm" svg:y1="8.3cm" svg:x2="13.8cm" svg:y2="8.3cm" draw:start-shape="id18" draw:start-glue-point="1" draw:end-shape="id23" draw:end-glue-point="3" svg:d="M13200 8300h600" svg:viewBox="0 0 601 1">
          <text:p/>
        </draw:connector>
        <draw:custom-shape draw:style-name="gr21" draw:text-style-name="P19" xml:id="id15" draw:id="id15" draw:layer="layout" svg:width="1.2cm" svg:height="2.6cm" svg:x="17.6cm" svg:y="7cm">
          <text:p text:style-name="P4">D<text:line-break/>A<text:line-break/>C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.2cm" svg:height="2.6cm" svg:x="17.6cm" svg:y="10.2cm">
          <text:p text:style-name="P4">A<text:line-break/>D<text:line-break/>C</text:p>
          <draw:enhanced-geometry svg:viewBox="0 0 21600 21600" draw:type="rectangle" draw:enhanced-path="M 0 0 L 21600 0 21600 21600 0 21600 0 0 Z N"/>
        </draw:custom-shape>
        <draw:custom-shape draw:style-name="gr22" draw:text-style-name="P20" xml:id="id22" draw:id="id22" draw:layer="layout" svg:width="1.2cm" svg:height="2.6cm" svg:x="3.6cm" svg:y="7cm">
          <text:p text:style-name="P4">A<text:line-break/>D<text:line-break/>C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7cm" svg:y1="8.3cm" svg:x2="17.6cm" svg:y2="8.3cm" draw:start-shape="id23" draw:start-glue-point="1" draw:end-shape="id15" draw:end-glue-point="3" svg:d="M17000 8300h600" svg:viewBox="0 0 601 1">
          <text:p/>
        </draw:connector>
        <draw:line draw:style-name="gr5" draw:text-style-name="P6" draw:layer="layout" svg:x1="3.1cm" svg:y1="8.3cm" svg:x2="3.6cm" svg:y2="8.3cm">
          <text:p/>
        </draw:lin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23" draw:text-style-name="P21" draw:layer="layout" svg:width="6.5cm" svg:height="5.6cm" svg:x="2.3cm" svg:y="2.2cm">
          <text:p/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9.257cm" svg:y1="14.003cm" svg:x2="23.7cm" svg:y2="14cm">
          <text:p/>
        </draw:line>
        <draw:line draw:style-name="gr25" draw:text-style-name="P6" draw:layer="layout" svg:x1="17.848cm" svg:y1="14.1cm" svg:x2="16.8cm" svg:y2="14.1cm">
          <text:p/>
        </draw:line>
        <draw:frame draw:style-name="gr26" draw:text-style-name="P23" draw:layer="layout" svg:width="1.552cm" svg:height="1.203cm" svg:x="22.448cm" svg:y="14.097cm">
          <draw:text-box>
            <text:p text:style-name="P22"><text:span text:style-name="T8">D</text:span></text:p>
          </draw:text-box>
        </draw:frame>
        <draw:custom-shape draw:style-name="gr27" draw:text-style-name="P24" draw:layer="layout" svg:width="0.2cm" svg:height="0.2cm" svg:x="22.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2.6cm" svg:height="2.9cm" svg:x="23.7cm" svg:y="12.7cm">
          <text:p text:style-name="P4"><text:span text:style-name="T9">PASSE</text:span><text:span text:style-name="T9"><text:line-break/></text:span><text:span text:style-name="T9">BAS</text:span></text:p>
          <text:p text:style-name="P4"><text:span text:style-name="T10"/></text:p>
          <text:p text:style-name="P4"><text:span text:style-name="T9">Fc = F2/100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2.2cm" svg:height="2.2cm" svg:x="17.84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19cm" svg:y1="13cm" svg:x2="19cm" svg:y2="12cm">
          <text:p/>
        </draw:line>
        <draw:line draw:style-name="gr30" draw:text-style-name="P6" draw:layer="layout" svg:x1="19.648cm" svg:y1="13.4cm" svg:x2="18.248cm" svg:y2="14.8cm">
          <text:p/>
        </draw:line>
        <draw:line draw:style-name="gr30" draw:text-style-name="P6" draw:layer="layout" svg:x1="18.248cm" svg:y1="13.4cm" svg:x2="19.648cm" svg:y2="14.8cm">
          <text:p/>
        </draw:line>
        <draw:frame draw:style-name="gr26" draw:text-style-name="P23" draw:layer="layout" svg:width="1.552cm" svg:height="1.203cm" svg:x="17.848cm" svg:y="13.697cm">
          <draw:text-box>
            <text:p text:style-name="P22"><text:span text:style-name="T8">+</text:span></text:p>
          </draw:text-box>
        </draw:frame>
        <draw:frame draw:style-name="gr26" draw:text-style-name="P27" draw:layer="layout" svg:width="1.552cm" svg:height="1.203cm" svg:x="18.548cm" svg:y="12.798cm">
          <draw:text-box>
            <text:p text:style-name="P22"><text:span text:style-name="T11">-</text:span></text:p>
          </draw:text-box>
        </draw:frame>
        <draw:custom-shape draw:style-name="gr31" draw:text-style-name="P28" draw:layer="layout" svg:width="2.3cm" svg:height="2cm" draw:transform="rotate (-1.5707963267949) translate (20.338cm 4.09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6" draw:layer="layout" svg:x1="27.2cm" svg:y1="14cm" svg:x2="26.263cm" svg:y2="14cm">
          <text:p/>
        </draw:line>
        <draw:frame draw:style-name="gr26" draw:text-style-name="P23" draw:layer="layout" svg:width="1.552cm" svg:height="1.203cm" svg:x="16.848cm" svg:y="13.397cm">
          <draw:text-box>
            <text:p text:style-name="P22"><text:span text:style-name="T8">B</text:span></text:p>
          </draw:text-box>
        </draw:frame>
        <draw:frame draw:style-name="gr26" draw:text-style-name="P23" draw:layer="layout" svg:width="1.552cm" svg:height="1.203cm" svg:x="18.848cm" svg:y="12cm">
          <draw:text-box>
            <text:p text:style-name="P22"><text:span text:style-name="T8">C</text:span></text:p>
          </draw:text-box>
        </draw:frame>
        <draw:frame draw:style-name="gr26" draw:text-style-name="P23" draw:layer="layout" svg:width="1.552cm" svg:height="1.203cm" svg:x="26.248cm" svg:y="14.097cm">
          <draw:text-box>
            <text:p text:style-name="P22"><text:span text:style-name="T8">F</text:span></text:p>
          </draw:text-box>
        </draw:frame>
        <draw:custom-shape draw:style-name="gr27" draw:text-style-name="P24" draw:layer="layout" svg:width="0.2cm" svg:height="0.2cm" svg:x="26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" draw:layer="layout" svg:width="17.888cm" svg:height="2.461cm" svg:x="0.37cm" svg:y="0.406cm">
          <draw:text-box>
            <text:p><text:span text:style-name="T1">GENERATION SIGNAL ANALOGIQUE</text:span></text:p>
          </draw:text-box>
        </draw:frame>
        <draw:custom-shape draw:style-name="gr33" draw:text-style-name="P29" draw:layer="layout" svg:width="6.4cm" svg:height="5.59cm" svg:x="8.611cm" svg:y="14.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1.139cm" svg:height="0.4cm" svg:x="8.611cm" svg:y="18.81cm">
          <text:p text:style-name="P4"><text:span text:style-name="T1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1" draw:layer="layout" svg:width="3.144cm" svg:height="0.963cm" svg:x="10.167cm" svg:y="14.047cm">
          <draw:text-box>
            <text:p text:style-name="P4"><text:span text:style-name="T4">NUCLEO</text:span></text:p>
          </draw:text-box>
        </draw:frame>
        <draw:frame draw:style-name="gr36" draw:text-style-name="P6" draw:layer="layout" svg:width="4.657cm" svg:height="3.947cm" draw:transform="rotate (1.5707963267949) translate (9.811cm 19.41cm)">
          <draw:image xlink:href="Pictures/1000000000000169000001326E57CC1D06B3608E.png" xlink:type="simple" xlink:show="embed" xlink:actuate="onLoad" loext:mime-type="image/png">
            <text:p/>
          </draw:image>
        </draw:frame>
        <draw:custom-shape draw:style-name="gr37" draw:text-style-name="P32" draw:layer="layout" svg:width="1.139cm" svg:height="0.4cm" svg:x="13.872cm" svg:y="16.51cm">
          <text:p text:style-name="P4"><text:span text:style-name="T12">A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0" draw:layer="layout" svg:width="1.139cm" svg:height="0.4cm" svg:x="13.872cm" svg:y="18.81cm">
          <text:p text:style-name="P4"><text:span text:style-name="T1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3" draw:layer="layout" svg:width="2.443cm" svg:height="1.199cm" draw:transform="rotate (-1.5707963267949) translate (14.957cm 14.31cm)">
          <draw:text-box>
            <text:p><text:span text:style-name="T13">DAC_out</text:span></text:p>
          </draw:text-box>
        </draw:frame>
        <draw:custom-shape draw:style-name="gr39" draw:text-style-name="P34" draw:layer="layout" svg:width="1.139cm" svg:height="0.4cm" svg:x="8.572cm" svg:y="14.01cm">
          <text:p text:style-name="P4"><text:span text:style-name="T12">3.3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6" draw:layer="layout" svg:x1="18.512cm" svg:y1="16.723cm" svg:x2="18.512cm" svg:y2="17.823cm">
          <text:p/>
        </draw:line>
        <draw:line draw:style-name="gr40" draw:text-style-name="P6" draw:layer="layout" svg:x1="18.512cm" svg:y1="18.01cm" svg:x2="18.512cm" svg:y2="19.281cm">
          <text:p/>
        </draw:line>
        <draw:frame draw:style-name="gr41" draw:text-style-name="P35" draw:layer="layout" svg:width="1.014cm" svg:height="0.831cm" svg:x="19.012cm" svg:y="17.692cm">
          <draw:text-box>
            <text:p text:style-name="P22"><text:span text:style-name="T14">Vs</text:span></text:p>
          </draw:text-box>
        </draw:frame>
        <draw:frame draw:style-name="gr42" draw:text-style-name="P35" draw:layer="layout" svg:width="0.988cm" svg:height="0.831cm" svg:x="16.412cm" svg:y="15.292cm">
          <draw:text-box>
            <text:p text:style-name="P22"><text:span text:style-name="T14">R </text:span></text:p>
          </draw:text-box>
        </draw:frame>
        <draw:line draw:style-name="gr5" draw:text-style-name="P6" draw:layer="layout" svg:x1="19.912cm" svg:y1="19.023cm" svg:x2="19.912cm" svg:y2="17.022cm">
          <text:p/>
        </draw:line>
        <draw:line draw:style-name="gr43" draw:text-style-name="P6" draw:layer="layout" svg:x1="18.012cm" svg:y1="17.81cm" svg:x2="18.981cm" svg:y2="17.81cm">
          <text:p/>
        </draw:line>
        <draw:line draw:style-name="gr40" draw:text-style-name="P6" draw:layer="layout" svg:x1="17.012cm" svg:y1="16.71cm" svg:x2="19.912cm" svg:y2="16.71cm">
          <text:p/>
        </draw:line>
        <draw:line draw:style-name="gr40" draw:text-style-name="P6" draw:layer="layout" svg:x1="15.012cm" svg:y1="16.723cm" svg:x2="16.812cm" svg:y2="16.723cm">
          <text:p/>
        </draw:line>
        <draw:frame draw:style-name="gr44" draw:text-style-name="P35" draw:layer="layout" svg:width="2.568cm" svg:height="0.831cm" draw:transform="rotate (-1.5707963267949) translate (18.512cm 16.902cm)">
          <draw:text-box>
            <text:p text:style-name="P22"><text:span text:style-name="T14">C</text:span></text:p>
          </draw:text-box>
        </draw:frame>
        <draw:custom-shape draw:style-name="gr27" draw:text-style-name="P24" draw:layer="layout" svg:width="0.2cm" svg:height="0.2cm" svg:x="18.412cm" svg:y="1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0.2cm" svg:height="0.2cm" svg:x="18.412cm" svg:y="18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6" draw:layer="layout" svg:x1="18.011cm" svg:y1="18.01cm" svg:x2="18.98cm" svg:y2="18.01cm">
          <text:p/>
        </draw:line>
        <draw:g>
          <draw:line draw:style-name="gr45" draw:text-style-name="P36" draw:layer="layout" svg:x1="18.005cm" svg:y1="19.268cm" svg:x2="18.912cm" svg:y2="19.268cm">
            <text:p/>
          </draw:line>
          <draw:line draw:style-name="gr45" draw:text-style-name="P36" draw:layer="layout" svg:x1="18.231cm" svg:y1="19.47cm" svg:x2="18.685cm" svg:y2="19.47cm">
            <text:p/>
          </draw:line>
          <draw:line draw:style-name="gr45" draw:text-style-name="P36" draw:layer="layout" svg:x1="18.383cm" svg:y1="19.61cm" svg:x2="18.534cm" svg:y2="19.61cm">
            <text:p/>
          </draw:line>
          <draw:line draw:style-name="gr45" draw:text-style-name="P36" draw:layer="layout" svg:x1="18.005cm" svg:y1="19.269cm" svg:x2="18.912cm" svg:y2="19.269cm">
            <text:p/>
          </draw:line>
          <draw:line draw:style-name="gr45" draw:text-style-name="P36" draw:layer="layout" svg:x1="18.231cm" svg:y1="19.471cm" svg:x2="18.685cm" svg:y2="19.471cm">
            <text:p/>
          </draw:line>
          <draw:line draw:style-name="gr45" draw:text-style-name="P36" draw:layer="layout" svg:x1="18.383cm" svg:y1="19.611cm" svg:x2="18.534cm" svg:y2="19.611cm">
            <text:p/>
          </draw:line>
        </draw:g>
        <draw:custom-shape draw:style-name="gr46" draw:text-style-name="P37" draw:layer="layout" svg:width="0.6cm" svg:height="1.4cm" draw:transform="rotate (1.5707963267949) translate (16.211cm 17.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6" draw:layer="layout" svg:x1="15.012cm" svg:y1="19.023cm" svg:x2="18.412cm" svg:y2="19.01cm">
          <text:p/>
        </draw:line>
        <draw:g>
          <draw:line draw:style-name="gr45" draw:text-style-name="P36" draw:layer="layout" svg:x1="19.506cm" svg:y1="19.269cm" svg:x2="20.413cm" svg:y2="19.269cm">
            <text:p/>
          </draw:line>
          <draw:line draw:style-name="gr45" draw:text-style-name="P36" draw:layer="layout" svg:x1="19.732cm" svg:y1="19.471cm" svg:x2="20.186cm" svg:y2="19.471cm">
            <text:p/>
          </draw:line>
          <draw:line draw:style-name="gr45" draw:text-style-name="P36" draw:layer="layout" svg:x1="19.884cm" svg:y1="19.611cm" svg:x2="20.035cm" svg:y2="19.611cm">
            <text:p/>
          </draw:line>
          <draw:line draw:style-name="gr45" draw:text-style-name="P36" draw:layer="layout" svg:x1="19.506cm" svg:y1="19.27cm" svg:x2="20.413cm" svg:y2="19.27cm">
            <text:p/>
          </draw:line>
          <draw:line draw:style-name="gr45" draw:text-style-name="P36" draw:layer="layout" svg:x1="19.732cm" svg:y1="19.472cm" svg:x2="20.186cm" svg:y2="19.472cm">
            <text:p/>
          </draw:line>
          <draw:line draw:style-name="gr45" draw:text-style-name="P36" draw:layer="layout" svg:x1="19.884cm" svg:y1="19.612cm" svg:x2="20.035cm" svg:y2="19.612cm">
            <text:p/>
          </draw:line>
        </draw:g>
        <draw:custom-shape draw:style-name="gr47" draw:text-style-name="P6" draw:layer="layout" svg:width="0.2cm" svg:height="4cm" svg:x="3.5cm" svg:y="3.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7" draw:text-style-name="P6" draw:layer="layout" svg:width="0.199cm" svg:height="4cm" svg:x="4.893cm" svg:y="3.201cm">
          <text:p/>
          <draw:enhanced-geometry svg:viewBox="0 0 21600 21600" draw:mirror-horizontal="tru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8" draw:text-style-name="P3" draw:layer="layout" svg:width="1.056cm" svg:height="1.114cm" svg:x="3.8cm" svg:y="3.001cm">
          <draw:text-box>
            <text:p>e<text:span text:style-name="T15">0</text:span></text:p>
          </draw:text-box>
        </draw:frame>
        <draw:frame draw:style-name="gr48" draw:text-style-name="P3" draw:layer="layout" svg:width="1.056cm" svg:height="1.114cm" svg:x="3.8cm" svg:y="3.701cm">
          <draw:text-box>
            <text:p>e<text:span text:style-name="T15">1</text:span></text:p>
          </draw:text-box>
        </draw:frame>
        <draw:frame draw:style-name="gr49" draw:text-style-name="P3" draw:layer="layout" svg:width="1.445cm" svg:height="1.114cm" svg:x="3.6cm" svg:y="6.101cm">
          <draw:text-box>
            <text:p>e<text:span text:style-name="T16">N-</text:span><text:span text:style-name="T15">1</text:span></text:p>
          </draw:text-box>
        </draw:frame>
        <draw:frame draw:style-name="gr50" draw:text-style-name="P38" draw:layer="layout" svg:width="0.858cm" svg:height="0.806cm" svg:x="18.613cm" svg:y="4.9cm">
          <draw:text-box>
            <text:p><text:span text:style-name="T17">A</text:span></text:p>
          </draw:text-box>
        </draw:frame>
        <draw:frame draw:style-name="gr51" draw:text-style-name="P39" draw:layer="layout" svg:width="0.777cm" svg:height="0.806cm" svg:x="2.9cm" svg:y="3.101cm">
          <draw:text-box>
            <text:p><text:span text:style-name="T18">0</text:span></text:p>
          </draw:text-box>
        </draw:frame>
        <draw:frame draw:style-name="gr52" draw:text-style-name="P39" draw:layer="layout" svg:width="1.298cm" svg:height="0.806cm" svg:x="2.301cm" svg:y="6.201cm">
          <draw:text-box>
            <text:p><text:span text:style-name="T18">N-1</text:span></text:p>
          </draw:text-box>
        </draw:frame>
        <draw:custom-shape draw:style-name="gr27" draw:text-style-name="P24" draw:layer="layout" svg:width="0.2cm" svg:height="0.2cm" svg:x="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7.4cm" svg:y1="5.3cm" svg:x2="9.6cm" svg:y2="5.3cm">
          <text:p/>
        </draw:line>
        <draw:custom-shape draw:style-name="gr53" draw:text-style-name="P25" draw:layer="layout" svg:width="1.7cm" svg:height="2.9cm" svg:x="9.6cm" svg:y="3.9cm">
          <text:p text:style-name="P4"><text:span text:style-name="T9">DAC</text:span></text:p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1.291cm" svg:y1="5.3cm" svg:x2="12.2cm" svg:y2="5.3cm">
          <text:p/>
        </draw:line>
        <draw:custom-shape draw:style-name="gr54" draw:text-style-name="P25" draw:layer="layout" svg:width="2.4cm" svg:height="0.9cm" svg:x="5.6cm" svg:y="2.4cm">
          <text:p text:style-name="P4"><text:span text:style-name="T9">Compteur</text:span></text:p>
          <draw:enhanced-geometry svg:viewBox="0 0 21600 21600" draw:type="rectangle" draw:enhanced-path="M 0 0 L 21600 0 21600 21600 0 21600 0 0 Z N"/>
        </draw:custom-shape>
        <draw:line draw:style-name="gr55" draw:text-style-name="P6" draw:layer="layout" svg:x1="8.3cm" svg:y1="5.5cm" svg:x2="8.5cm" svg:y2="5.1cm">
          <text:p/>
        </draw:line>
        <draw:frame draw:style-name="gr51" draw:text-style-name="P40" draw:layer="layout" svg:width="0.777cm" svg:height="0.806cm" svg:x="8.023cm" svg:y="4.394cm">
          <draw:text-box>
            <text:p><text:span text:style-name="T19">p</text:span></text:p>
          </draw:text-box>
        </draw:frame>
        <draw:line draw:style-name="gr55" draw:text-style-name="P6" draw:layer="layout" svg:x1="5.099cm" svg:y1="3.8cm" svg:x2="5.4cm" svg:y2="3.8cm">
          <text:p/>
        </draw:line>
        <draw:line draw:style-name="gr55" draw:text-style-name="P6" draw:layer="layout" svg:x1="5.1cm" svg:y1="4.2cm" svg:x2="5.401cm" svg:y2="4.2cm">
          <text:p/>
        </draw:line>
        <draw:line draw:style-name="gr55" draw:text-style-name="P6" draw:layer="layout" svg:x1="5.101cm" svg:y1="6.7cm" svg:x2="5.402cm" svg:y2="6.7cm">
          <text:p/>
        </draw:line>
        <draw:line draw:style-name="gr55" draw:text-style-name="P6" draw:layer="layout" svg:x1="5.102cm" svg:y1="5.5cm" svg:x2="5.403cm" svg:y2="5.5cm">
          <text:p/>
        </draw:line>
        <draw:frame draw:style-name="gr56" draw:text-style-name="P3" draw:layer="layout" svg:width="1.039cm" svg:height="1.114cm" svg:x="3.8cm" svg:y="4.801cm">
          <draw:text-box>
            <text:p>e<text:span text:style-name="T15">k</text:span></text:p>
          </draw:text-box>
        </draw:frame>
        <draw:frame draw:style-name="gr57" draw:text-style-name="P41" draw:layer="layout" svg:width="0.858cm" svg:height="0.725cm" svg:x="3.8cm" svg:y="4.401cm">
          <draw:text-box>
            <text:p><text:span text:style-name="T20">...</text:span></text:p>
          </draw:text-box>
        </draw:frame>
        <draw:frame draw:style-name="gr57" draw:text-style-name="P41" draw:layer="layout" svg:width="0.858cm" svg:height="0.725cm" svg:x="3.8cm" svg:y="5.702cm">
          <draw:text-box>
            <text:p><text:span text:style-name="T20">...</text:span></text:p>
          </draw:text-box>
        </draw:frame>
        <draw:line draw:style-name="gr58" draw:text-style-name="P6" draw:layer="layout" svg:x1="5.6cm" svg:y1="4.3cm" svg:x2="7.2cm" svg:y2="5.3cm">
          <text:p/>
        </draw:line>
        <draw:line draw:style-name="gr59" draw:text-style-name="P6" draw:layer="layout" svg:x1="6.6cm" svg:y1="3.3cm" svg:x2="6.6cm" svg:y2="4.8cm">
          <text:p/>
        </draw:line>
        <draw:frame draw:style-name="gr60" draw:text-style-name="P42" draw:layer="layout" svg:width="3.567cm" svg:height="0.645cm" svg:x="5.3cm" svg:y="7.194cm">
          <draw:text-box>
            <text:p><text:span text:style-name="T21">système numérique</text:span></text:p>
          </draw:text-box>
        </draw:frame>
        <draw:custom-shape draw:style-name="gr61" draw:text-style-name="P25" draw:layer="layout" svg:width="2.2cm" svg:height="2.9cm" svg:x="12.2cm" svg:y="3.9cm">
          <text:p text:style-name="P4"><text:span text:style-name="T9">PASSE</text:span><text:span text:style-name="T9"><text:line-break/></text:span><text:span text:style-name="T9">BAS</text:span></text:p>
          <text:p text:style-name="P4"><text:span text:style-name="T10"/></text:p>
          <text:p text:style-name="P4"><text:span text:style-name="T22">Reconstruction</text:span></text:p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4.383cm" svg:y1="5.3cm" svg:x2="15.292cm" svg:y2="5.3cm">
          <text:p/>
        </draw:line>
        <draw:line draw:style-name="gr24" draw:text-style-name="P6" draw:layer="layout" svg:x1="11.283cm" svg:y1="5.3cm" svg:x2="12.192cm" svg:y2="5.3cm">
          <text:p/>
        </draw:line>
        <draw:line draw:style-name="gr24" draw:text-style-name="P6" draw:layer="layout" svg:x1="20.338cm" svg:y1="5.3cm" svg:x2="21.247cm" svg:y2="5.3cm">
          <text:p/>
        </draw:line>
        <draw:custom-shape draw:style-name="gr62" draw:text-style-name="P25" draw:layer="layout" svg:width="0.3cm" svg:height="0.8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1.3cm" svg:height="0.4cm" draw:transform="rotate (-1.5707963267949) translate (22cm 4.6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4515.9108378170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4" draw:text-style-name="P44" draw:layer="layout" svg:width="2.2cm" svg:height="2.9cm" svg:x="15.3cm" svg:y="3.9cm">
          <text:p text:style-name="P4"><text:span text:style-name="T23">PASSE</text:span><text:span text:style-name="T23"><text:line-break/></text:span><text:span text:style-name="T23">HAUT</text:span></text:p>
          <text:p text:style-name="P4"><text:span text:style-name="T24"/></text:p>
          <text:p text:style-name="P4"><text:span text:style-name="T25">Moyenne Nulle</text:span></text:p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7.475cm" svg:y1="5.3cm" svg:x2="18.384cm" svg:y2="5.3cm">
          <text:p/>
        </draw:line>
        <draw:frame draw:style-name="gr65" draw:text-style-name="P45" draw:layer="layout" svg:width="2.483cm" svg:height="0.806cm" svg:x="2.742cm" svg:y="2.394cm">
          <draw:text-box>
            <text:p><text:span text:style-name="T26">samples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Univers Condensed (W1)" svg:font-family="'Univers Condensed (W1)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08:39:38.052000000</meta:creation-date>
    <dc:date>2020-01-22T09:33:42.314000000</dc:date>
    <meta:editing-duration>P2DT24M52S</meta:editing-duration>
    <meta:editing-cycles>281</meta:editing-cycles>
    <meta:generator>LibreOffice/6.2.1.2$Windows_X86_64 LibreOffice_project/7bcb35dc3024a62dea0caee87020152d1ee96e71</meta:generator>
    <meta:document-statistic meta:object-count="205"/>
  </office:meta>
</office:document-meta>
</file>